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b300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c24c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d00d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1e609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fo:padding="0in" fo:border-left="0.06pt solid #000000" fo:border-right="none" fo:border-top="none" fo:border-bottom="none" style:shadow="none"/>
      <style:text-properties fo:font-weight="bold" style:font-weight-asian="bold" style:font-weight-complex="bold"/>
    </style:style>
    <style:style style:name="T1" style:family="text">
      <style:text-properties style:font-name="Droid Sans" fo:font-size="36pt" officeooo:rsid="001b3002" style:font-size-asian="31.5pt" style:font-size-complex="36pt"/>
    </style:style>
    <style:style style:name="T2" style:family="text">
      <style:text-properties style:font-name="Droid Sans" officeooo:rsid="001b3002"/>
    </style:style>
    <style:style style:name="T3" style:family="text">
      <style:text-properties style:font-name="Droid Sans" officeooo:rsid="001c24c5"/>
    </style:style>
    <style:style style:name="T4" style:family="text">
      <style:text-properties style:font-name="Droid Sans" officeooo:rsid="001d00d0"/>
    </style:style>
    <style:style style:name="T5" style:family="text">
      <style:text-properties style:font-name="Droid Sans" officeooo:rsid="001e6091"/>
    </style:style>
    <style:style style:name="T6" style:family="text">
      <style:text-properties style:text-position="super 58%" style:font-name="Droid Sans" officeooo:rsid="001b3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span text:style-name="T1">Creative mode</text:span></text:p>
      <text:p text:style-name="P1"><text:span text:style-name="T1"/></text:p>
      <text:p text:style-name="P2"><text:span text:style-name="T2">Controls:</text:span></text:p>
      <text:p text:style-name="P2"><text:span text:style-name="T2">The song will play 3 times.</text:span></text:p>
      <text:p text:style-name="P2"><text:span text:style-name="T2">When hitting a button, the press tells when the circle/star should be made, and the release tells when it should be completed/hitting the ring.</text:span></text:p>
      <text:p text:style-name="P2"><text:span text:style-name="T2"/></text:p>
      <text:p text:style-name="P2"><text:span text:style-name="T2">First time, use the arrow keys</text:span></text:p>
      <text:p text:style-name="P2"><text:span text:style-name="T2"><text:tab/>to set stars and how long.</text:span></text:p>
      <text:p text:style-name="P2"><text:span text:style-name="T2">Second time, use RGB buttons to set circles</text:span></text:p>
      <text:p text:style-name="P2"><text:span text:style-name="T2">and how long it takes for one to complete.</text:span></text:p>
      <text:p text:style-name="P2"><text:span text:style-name="T2">The 3</text:span><text:span text:style-name="T6">rd</text:span><text:span text:style-name="T2"> time, the whole song will play through, with your input.</text:span></text:p>
      <text:p text:style-name="P2"><text:span text:style-name="T2"/></text:p>
      <text:p text:style-name="P3"><text:span text:style-name="T3">Press P to pause. </text:span></text:p>
      <text:p text:style-name="P3"><text:span text:style-name="T3">Press S to skip 10 seconds ahead.</text:span></text:p>
      <text:p text:style-name="P3"><text:span text:style-name="T3">Press ESC to skip to the end.</text:span></text:p>
      <text:p text:style-name="P2"><text:span text:style-name="T2"/></text:p>
      <text:p text:style-name="P2"><text:span text:style-name="T2">This is not a finished version, just works well enough to</text:span></text:p>
      <text:p text:style-name="P2"><text:span text:style-name="T2">make a fun enough level to play through.</text:span></text:p>
      <text:p text:style-name="P2"><text:span text:style-name="T2"/></text:p>
      <text:p text:style-name="P5"><text:span text:style-name="T5">Finally, if you want to try it out in campaign, just copy and paste from src/main/data/creative to</text:span></text:p>
      <text:p text:style-name="P5"><text:span text:style-name="T5">src/main/data/campaign.</text:span></text:p>
      <text:p text:style-name="P2"><text:span text:style-name="T2"/></text:p>
      <text:p text:style-name="P4"><text:span text:style-name="T4">Press SPACEBAR to Continue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ot Carney-Seim</meta:initial-creator>
    <meta:creation-date>2013-07-28T21:44:54.454333786</meta:creation-date>
    <dc:date>2013-07-29T23:15:39.155117062</dc:date>
    <dc:creator>Eliot Carney-Seim</dc:creator>
    <meta:editing-duration>P1DT1H25M2S</meta:editing-duration>
    <meta:editing-cycles>4</meta:editing-cycles>
    <meta:generator>LibreOffice/4.1.0.1$Linux_X86_64 LibreOffice_project/410$Build-1</meta:generator>
    <meta:document-statistic meta:table-count="0" meta:image-count="0" meta:object-count="0" meta:page-count="1" meta:paragraph-count="17" meta:word-count="133" meta:character-count="724" meta:non-whitespace-character-count="605"/>
  </office:meta>
</office:document-meta>
</file>